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5C00000316BB6977B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cm" draw:marker-start-width="0.275cm" draw:marker-end-width="0.275cm" draw:fill="solid" draw:fill-color="#aecf00" draw:textarea-horizontal-align="justify" draw:textarea-vertical-align="middle" draw:auto-grow-height="false" fo:padding-top="0.15cm" fo:padding-bottom="0.15cm" fo:padding-left="0.275cm" fo:padding-right="0.275cm"/>
    </style:style>
    <style:style style:name="gr3"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text-align="center"/>
      <style:text-properties fo:font-family="Arial" style:font-family-generic="roman" style:font-pitch="variable" fo:font-size="8pt" style:letter-kerning="true" style:font-family-asian="'WenQuanYi Micro Hei'" style:font-family-generic-asian="system" style:font-pitch-asian="variable" style:font-size-asian="8pt" style:font-family-complex="'Lohit Hindi'" style:font-family-generic-complex="system" style:font-pitch-complex="variable"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draw:frame draw:style-name="gr1" draw:text-style-name="P1" draw:layer="layout" svg:width="15.712cm" svg:height="20.999cm" svg:x="6.183cm" svg:y="0.002cm">
          <draw:image xlink:href="Pictures/100000000000025C00000316BB6977BF.png" xlink:type="simple" xlink:show="embed" xlink:actuate="onLoad">
            <text:p/>
          </draw:image>
        </draw:frame>
        <draw:custom-shape draw:style-name="gr2" draw:text-style-name="P2" draw:layer="layout" svg:width="0.891cm" svg:height="0.867cm" svg:x="11.771cm" svg:y="4.425cm">
          <text:p text:style-name="P1"><text:span text:style-name="T1">1.0</text:span></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891cm" svg:height="0.867cm" svg:x="11.719cm" svg:y="5.831cm">
          <text:p text:style-name="P2">1.0</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891cm" svg:height="0.867cm" svg:x="11.746cm" svg:y="7.154cm">
          <text:p text:style-name="P2">1.1</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891cm" svg:height="0.867cm" svg:x="19.386cm" svg:y="4.373cm">
          <text:p text:style-name="P2">1.0</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891cm" svg:height="0.867cm" svg:x="20.763cm" svg:y="4.346cm">
          <text:p text:style-name="P2">1.0</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891cm" svg:height="0.867cm" svg:x="15.499cm" svg:y="5.75cm">
          <text:p text:style-name="P2">1.0</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891cm" svg:height="0.867cm" svg:x="15.499cm" svg:y="7.181cm">
          <text:p text:style-name="P2">1.1</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891cm" svg:height="0.867cm" svg:x="19.361cm" svg:y="5.806cm">
          <text:p text:style-name="P3">1.0</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891cm" svg:height="0.867cm" svg:x="20.763cm" svg:y="5.804cm">
          <text:p text:style-name="P2">1.0</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0.891cm" svg:height="0.867cm" svg:x="20.763cm" svg:y="19.87cm">
          <text:p text:style-name="P2">1.0</text:p>
          <draw:enhanced-geometry svg:viewBox="0 0 21600 21600" draw:text-areas="?f1 ?f2 ?f3 ?f4" draw:type="star8" draw:modifiers="3646.75324675325"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2-01T15:43:55</meta:creation-date>
    <dc:date>2013-02-01T15:53:28</dc:date>
    <meta:editing-duration>P0D</meta:editing-duration>
    <meta:editing-cycles>1</meta:editing-cycles>
    <meta:document-statistic meta:object-count="34"/>
    <meta:generator>LibreOffice/3.5$Linux_X86_64 LibreOffice_project/350m1$Build-2</meta:generator>
  </office:meta>
</office:document-meta>
</file>